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GFS Artemisia" svg:font-family="'GFS Artemis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
      <style:paragraph-properties fo:text-align="end" style:justify-single-word="false"/>
      <style:text-properties style:font-name="GFS Artemisia" fo:font-size="15pt" officeooo:paragraph-rsid="000b908f" style:font-size-asian="15pt" style:font-size-complex="15pt"/>
    </style:style>
    <style:style style:name="P2" style:family="paragraph" style:parent-style-name="Heading">
      <style:paragraph-properties fo:text-align="center" style:justify-single-word="false"/>
      <style:text-properties style:font-name="GFS Artemisia" fo:font-size="18pt" officeooo:paragraph-rsid="000b908f" style:font-size-asian="18pt" style:font-size-complex="18pt"/>
    </style:style>
    <style:style style:name="P3" style:family="paragraph" style:parent-style-name="Standard">
      <style:text-properties style:font-name="GFS Artemisia"/>
    </style:style>
    <style:style style:name="P4" style:family="paragraph" style:parent-style-name="Standard" style:master-page-name="">
      <loext:graphic-properties draw:fill="none"/>
      <style:paragraph-properties fo:margin-left="1.9cm" fo:margin-right="0cm" fo:margin-top="0.101cm" fo:margin-bottom="0.101cm" style:contextual-spacing="false" fo:text-indent="-1.9cm" style:auto-text-indent="false" style:page-number="auto" fo:background-color="transparent"/>
      <style:text-properties style:font-name="GFS Artemisia" officeooo:paragraph-rsid="0009dc16"/>
    </style:style>
    <style:style style:name="P5" style:family="paragraph" style:parent-style-name="Standard">
      <loext:graphic-properties draw:fill="none"/>
      <style:paragraph-properties fo:margin-left="1.9cm" fo:margin-right="0cm" fo:margin-top="0.101cm" fo:margin-bottom="0.101cm" style:contextual-spacing="false" fo:text-indent="-1.9cm" style:auto-text-indent="false" fo:background-color="transparent"/>
      <style:text-properties style:font-name="GFS Artemisia" officeooo:paragraph-rsid="0009dc16"/>
    </style:style>
    <style:style style:name="P6" style:family="paragraph" style:parent-style-name="Standard">
      <loext:graphic-properties draw:fill="none"/>
      <style:paragraph-properties fo:margin-left="1.9cm" fo:margin-right="0cm" fo:margin-top="0.101cm" fo:margin-bottom="0.101cm" style:contextual-spacing="false" fo:text-indent="-1.9cm" style:auto-text-indent="false" fo:background-color="transparent"/>
      <style:text-properties style:font-name="GFS Artemisia" officeooo:paragraph-rsid="00026b76"/>
    </style:style>
    <style:style style:name="P7" style:family="paragraph" style:parent-style-name="Standard">
      <loext:graphic-properties draw:fill="none"/>
      <style:paragraph-properties fo:margin-left="1.9cm" fo:margin-right="0cm" fo:margin-top="0.101cm" fo:margin-bottom="0.101cm" style:contextual-spacing="false" fo:text-indent="-1.9cm" style:auto-text-indent="false" fo:background-color="transparent"/>
      <style:text-properties style:font-name="GFS Artemisia" officeooo:paragraph-rsid="00049824"/>
    </style:style>
    <style:style style:name="P8" style:family="paragraph" style:parent-style-name="Standard">
      <loext:graphic-properties draw:fill="none"/>
      <style:paragraph-properties fo:margin-left="0cm" fo:margin-right="0cm" fo:margin-top="0.101cm" fo:margin-bottom="0.101cm" style:contextual-spacing="false" fo:text-align="end" style:justify-single-word="false" fo:text-indent="0cm" style:auto-text-indent="false" fo:background-color="transparent"/>
      <style:text-properties style:font-name="GFS Artemisia" fo:font-size="10pt" fo:font-style="italic" officeooo:paragraph-rsid="0009dc16" style:font-size-asian="10pt" style:font-style-asian="italic" style:font-size-complex="10pt" style:font-style-complex="italic"/>
    </style:style>
    <style:style style:name="P9" style:family="paragraph" style:parent-style-name="Standard" style:master-page-name="">
      <loext:graphic-properties draw:fill="none"/>
      <style:paragraph-properties fo:margin-left="0cm" fo:margin-right="0cm" fo:margin-top="0.101cm" fo:margin-bottom="0.101cm" style:contextual-spacing="false" fo:text-align="center" style:justify-single-word="false" fo:text-indent="0cm" style:auto-text-indent="false" style:page-number="auto" fo:background-color="transparent"/>
      <style:text-properties style:font-name="GFS Artemisia" fo:font-size="10pt" fo:font-style="italic" officeooo:paragraph-rsid="0009dc16" style:font-size-asian="10pt" style:font-style-asian="italic" style:font-size-complex="10pt" style:font-style-complex="italic"/>
    </style:style>
    <style:style style:name="P10" style:family="paragraph" style:parent-style-name="Standard">
      <loext:graphic-properties draw:fill="none"/>
      <style:paragraph-properties fo:margin-left="1.9cm" fo:margin-right="0cm" fo:margin-top="0.101cm" fo:margin-bottom="0.101cm" style:contextual-spacing="false" fo:text-align="center" style:justify-single-word="false" fo:text-indent="-1.9cm" style:auto-text-indent="false" fo:background-color="transparent"/>
      <style:text-properties style:font-name="GFS Artemisia" fo:font-size="10pt" fo:font-style="italic" officeooo:paragraph-rsid="00026b76" style:font-size-asian="10pt" style:font-style-asian="italic" style:font-size-complex="10pt" style:font-style-complex="italic"/>
    </style:style>
    <style:style style:name="P11" style:family="paragraph" style:parent-style-name="Standard">
      <loext:graphic-properties draw:fill="none"/>
      <style:paragraph-properties fo:margin-left="1.9cm" fo:margin-right="0cm" fo:margin-top="0.101cm" fo:margin-bottom="0.101cm" style:contextual-spacing="false" fo:text-align="center" style:justify-single-word="false" fo:text-indent="-1.9cm" style:auto-text-indent="false" fo:background-color="transparent"/>
      <style:text-properties style:font-name="GFS Artemisia" fo:font-size="10pt" fo:font-style="italic" officeooo:paragraph-rsid="000d16ef" style:font-size-asian="10pt" style:font-style-asian="italic" style:font-size-complex="10pt" style:font-style-complex="italic"/>
    </style:style>
    <style:style style:name="P12" style:family="paragraph" style:parent-style-name="Standard">
      <loext:graphic-properties draw:fill="none"/>
      <style:paragraph-properties fo:margin-left="1.9cm" fo:margin-right="0cm" fo:margin-top="0.101cm" fo:margin-bottom="0.101cm" style:contextual-spacing="false" fo:text-align="center" style:justify-single-word="false" fo:text-indent="-1.9cm" style:auto-text-indent="false" fo:background-color="transparent"/>
      <style:text-properties style:font-name="GFS Artemisia" fo:font-size="10pt" fo:font-style="italic" officeooo:paragraph-rsid="00049824" style:font-size-asian="10pt" style:font-style-asian="italic" style:font-size-complex="10pt" style:font-style-complex="italic"/>
    </style:style>
    <style:style style:name="P13" style:family="paragraph" style:parent-style-name="Standard">
      <loext:graphic-properties draw:fill="none"/>
      <style:paragraph-properties fo:margin-left="1.9cm" fo:margin-right="0cm" fo:margin-top="0.101cm" fo:margin-bottom="0.101cm" style:contextual-spacing="false" fo:text-align="center" style:justify-single-word="false" fo:text-indent="-1.9cm" style:auto-text-indent="false" fo:background-color="transparent"/>
      <style:text-properties style:font-name="GFS Artemisia" fo:font-size="10pt" fo:font-style="italic" style:font-size-asian="10pt" style:font-style-asian="italic" style:font-size-complex="10pt" style:font-style-complex="italic"/>
    </style:style>
    <style:style style:name="P14" style:family="paragraph" style:parent-style-name="Standard">
      <loext:graphic-properties draw:fill="none"/>
      <style:paragraph-properties fo:margin-left="1.9cm" fo:margin-right="0cm" fo:margin-top="0.101cm" fo:margin-bottom="0.101cm" style:contextual-spacing="false" fo:text-align="center" style:justify-single-word="false" fo:text-indent="-1.9cm" style:auto-text-indent="false" fo:background-color="transparent"/>
      <style:text-properties style:font-name="GFS Artemisia" officeooo:paragraph-rsid="00026b76"/>
    </style:style>
    <style:style style:name="P15" style:family="paragraph" style:parent-style-name="Standard">
      <loext:graphic-properties draw:fill="none"/>
      <style:paragraph-properties fo:margin-left="1.9cm" fo:margin-right="0cm" fo:margin-top="0.101cm" fo:margin-bottom="0.101cm" style:contextual-spacing="false" fo:text-indent="-1.9cm" style:auto-text-indent="false" fo:background-color="transparent"/>
      <style:text-properties style:font-name="GFS Artemisia"/>
    </style:style>
    <style:style style:name="P16" style:family="paragraph" style:parent-style-name="Standard">
      <loext:graphic-properties draw:fill="none"/>
      <style:paragraph-properties fo:margin-left="1.9cm" fo:margin-right="0cm" fo:margin-top="0.101cm" fo:margin-bottom="0.101cm" style:contextual-spacing="false" fo:text-align="center" style:justify-single-word="false" fo:text-indent="-1.9cm" style:auto-text-indent="false" fo:background-color="transparent"/>
      <style:text-properties style:font-name="GFS Artemisia" fo:font-size="18pt" officeooo:paragraph-rsid="00026b76" style:font-size-asian="18pt" style:font-size-complex="18pt"/>
    </style:style>
    <style:style style:name="T1" style:family="text">
      <style:text-properties fo:font-size="6pt" style:font-size-asian="6pt" style:font-size-complex="6pt"/>
    </style:style>
    <style:style style:name="T2" style:family="text">
      <style:text-properties fo:font-size="10pt" fo:font-style="italic" style:font-size-asian="10pt" style:font-style-asian="italic" style:font-size-complex="10pt"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ie Weihnachtsgeschichte</text:p>
      <text:p text:style-name="P1"><text:span text:style-name="T1">(verfasst von Diana Deiseroth, Textteile aus dem Schattentheater von „Babyspeck &amp; Brokkoli“ entnommen.)</text:span></text:p>
      <text:p text:style-name="P3"/>
      <text:p text:style-name="P9">Maria steht still, Engel „schwebt“ neben/über ihr hin und her</text:p>
      <text:p text:style-name="P8"/>
      <text:p text:style-name="P4">Erzähler: In Nazareth in Israel wohnte ein Frau namens Maria. Eines nachts schwebte ein Engel vor ihr. Maria erschrak, aber der <text:s/>Engel sagte</text:p>
      <text:p text:style-name="P5">Engel: „Fürchte dich nicht! Gott schickt mich um dir zu sagen, dass dir ein Kind geboren wird. Es soll Jesus heißen. Er wird Gottes Sohn auf Erden sein.“</text:p>
      <text:p text:style-name="P5"/>
      <text:p text:style-name="P13">Standbild Kaiser Augustus sitzt auf dem Thron</text:p>
      <text:p text:style-name="P15"/>
      <text:p text:style-name="P6">Erzähler: In dieser Zeit herrschte Kaiser Augustus mit seinen Soldaten über viele Länder. Eines Tages befiehlt er: </text:p>
      <text:p text:style-name="P6">Kaiser Augustus: „Alle Menschen in meinem Reich sollen gezählt werden. Ihre Namen sollen im jeweiligen Geburtsort aufgeschrieben werden, damit ich weiß, wie viele Steuern ich bekomme.“</text:p>
      <text:p text:style-name="P15"/>
      <text:p text:style-name="P13">Maria und Joseph bewegen sich etwas während dem Reden. Dann gehen beide in eine Richtung aus dem Bild. </text:p>
      <text:p text:style-name="P15"/>
      <text:p text:style-name="P6">Erzähler: Auch Israel gehört zu Reich von Kaiser Augustus, wo Maria mit ihrem Mann Joseph wohnt.</text:p>
      <text:p text:style-name="P6">Joseph: „Maria, wir müssen uns auf den Weg nach Bethlehem, meiner Geburtsstadt machen. Kaiser Augustus hat es befohlen!“</text:p>
      <text:p text:style-name="P6">Maria: „Aber Joseph, ich erwarte ein Kind! Wie sollen wir diesen weiten, beschwerlichen Weg ohne Kutsche bloß schaffen?“</text:p>
      <text:p text:style-name="P6">Joseph: „Ich weiß es nicht, Maria, aber wir haben keine Wahl.“</text:p>
      <text:p text:style-name="P6">Erzähler: So machen sich beide auch den Weg</text:p>
      <text:p text:style-name="P6"/>
      <text:p text:style-name="P10">Wirtshaus mit Wirt. Maria und Joseph kommen und gehen</text:p>
      <text:p text:style-name="P6"/>
      <text:p text:style-name="P6">Erzähler: Die beiden kommen endlich in Bethlehem an und klopfen an ein kleines Wirtshaus.</text:p>
      <text:p text:style-name="P6">Joseph: „Guten Abend. Habt Ihr wohl noch einen Platz für mich und meine schwangere Maria frei?“</text:p>
      <text:p text:style-name="P6">Wirt 1: „Durch die Volkszählung kommen Reisende von überall her. Ich habe keinen Platz mehr für euch!“</text:p>
      <text:p text:style-name="P6">Erzähler: Also versuchen sie ihr Glück im nächsten Haus.</text:p>
      <text:p text:style-name="P6">Joseph: „Habt ihr noch einen Platz für zwei müde Reisende?“</text:p>
      <text:p text:style-name="P6">Wirt 2: „Verzieht euch! Alle Zimmer sind belegt!“</text:p>
      <text:p text:style-name="P6">Erzähler: Erschöpft gehen sie zur nächsten Türe</text:p>
      <text:p text:style-name="P6">Joseph: „Habt ihr noch ein Zimmer für uns zwei?“</text:p>
      <text:p text:style-name="P6">Wirt 3: „Nein, tut mir Leid. Wir sind schon mehr als voll“</text:p>
      <text:p text:style-name="P6">Erzähler: Der Wirt dreht sich bereits um und will die Türe schließen, da versucht Joseph es noch einmal</text:p>
      <text:p text:style-name="P6"><text:soft-page-break/>Joseph: „Ich bitte Sie! Eine warme Ecke reicht uns ebenfalls. Meine Frau ist hoch schwanger und benötigt dringend Ruhe. Überall werden wir weg geschickt!“</text:p>
      <text:p text:style-name="P6">Wirt 3: „Na gut. Im Stall bei Ochs und Esel könnt ihr bleiben.“</text:p>
      <text:p text:style-name="P6">Maria: „Vielen Dank! Gott segne euch!“</text:p>
      <text:p text:style-name="P6"/>
      <text:p text:style-name="P14"><text:span text:style-name="T2">Standbild: Stall, Maria und Joseph</text:span> </text:p>
      <text:p text:style-name="P6"/>
      <text:p text:style-name="P6">Erzähler: Noch in dieser Nacht kommt Marias Baby zur Welt.</text:p>
      <text:p text:style-name="P6">Maria: „Es ist ein Junge! Jesus soll er heißen. So wie der Engel es mir gesagt hat.“</text:p>
      <text:p text:style-name="P6">Erzähler: Sie wickelt es in Windeln und legt es in die Futterkrippe. Über dem Stall leuchtet ein heller Stern.</text:p>
      <text:p text:style-name="P6"/>
      <text:p text:style-name="P10">Schafe mit 2 Hirten. Dann kommt Engel hinzu und verschwindet wieder. <text:s/></text:p>
      <text:p text:style-name="P10"/>
      <text:p text:style-name="P7">Erzähler: Nicht weit entfernt sind Hirten auf dem Feld und hüten ihre Schafe. Plötzlich erscheint ein Engel.</text:p>
      <text:p text:style-name="P7">Engel: „Fürchtete Euch nicht. Heute Nacht ist ein neuer König geboren worden. Geht in den Stall nach Bethlehem. Dort findet ihr das Kind.“</text:p>
      <text:p text:style-name="P7"/>
      <text:p text:style-name="P11">Hirten laufen aus dem Bild.</text:p>
      <text:p text:style-name="P11"/>
      <text:p text:style-name="P7">Erzähler: Die Hirten machen sich auf den Weg...</text:p>
      <text:p text:style-name="P7"/>
      <text:p text:style-name="P12">Hirten kommen zu Stall mit Joseph und Maria</text:p>
      <text:p text:style-name="P7"/>
      <text:p text:style-name="P7">... und finden schließlich tatsächlich Maria, Joseph und das kleine Jesuskind. Sie betrachten das Kind voller Freude</text:p>
      <text:p text:style-name="P7">Hirten: „Ein neuer König! Er wird uns retten und die Welt zu einem besseren Ort machen. So hat es der Engel gesagt. Wir werden die frohe Kunde überall weitertragen. Ehre sei Gott!“</text:p>
      <text:p text:style-name="P7"/>
      <text:p text:style-name="P12">Licht ist aus</text:p>
      <text:p text:style-name="P7"/>
      <text:p text:style-name="P7">Erzähler: Jesus wächst in Nazareth auf. Schon als Kind interessiert er sich für heilige Schriften und lebt nach Gottes Worten. Als Erwachsener vollbringt er Wunder: Macht Wasser zu Wein, läuft über den See Genezareth und hilft den Armen und Bedürftigen. Sein Leben wird am Kreuz beendet, an welches er für Ketzerei genagelt wird. Seine Jünger erzählen in der ganzen Welt von seinen Worten und Taten. Und heute, 2000 Jahre später, feiern Christen den Geburtstag ihres Seelenretters. Für viele andere ist Weihnachten der Tag der Liebe, der Familie und Freundschaft. Denn für diese Werte hat Jesus sein Leben gelebt und ist am Kreuz dafür gestorben. </text:p>
      <text:p text:style-name="P6"/>
      <text:p text:style-name="P16">Frohe Weihnachten!</text:p>
      <text:p text:style-name="P6"/>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GFS Artemisia" svg:font-family="'GFS Artemis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02T20:27:18.663674279</meta:creation-date>
    <dc:date>2021-11-02T22:12:20.540851997</dc:date>
    <meta:editing-duration>PT49M24S</meta:editing-duration>
    <meta:editing-cycles>10</meta:editing-cycles>
    <meta:generator>LibreOffice/7.2.1.2$Linux_X86_64 LibreOffice_project/2c9f9a7aa7c967a1b7ec3448959cff87b32f6580</meta:generator>
    <meta:document-statistic meta:table-count="0" meta:image-count="0" meta:object-count="0" meta:page-count="2" meta:paragraph-count="43" meta:word-count="668" meta:character-count="4077" meta:non-whitespace-character-count="3445"/>
  </office:meta>
</office:document-meta>
</file>